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cb40" officeooo:paragraph-rsid="0012cb40"/>
    </style:style>
    <style:style style:name="P2" style:family="paragraph" style:parent-style-name="Standard">
      <style:text-properties officeooo:rsid="0012cb40" officeooo:paragraph-rsid="0014851f"/>
    </style:style>
    <style:style style:name="P3" style:family="paragraph" style:parent-style-name="Standard">
      <style:text-properties fo:color="#ce181e" fo:font-size="20pt" style:text-underline-style="none" officeooo:rsid="0012cb40" officeooo:paragraph-rsid="0012cb40" style:font-size-asian="20pt" style:font-size-complex="20pt"/>
    </style:style>
    <style:style style:name="P4" style:family="paragraph" style:parent-style-name="Standard">
      <style:text-properties fo:color="#00888a" fo:font-size="20pt" style:text-underline-style="none" officeooo:rsid="0012cb40" officeooo:paragraph-rsid="0012cb40" style:font-size-asian="20pt" style:font-size-complex="20pt"/>
    </style:style>
    <style:style style:name="P5" style:family="paragraph" style:parent-style-name="Standard">
      <style:text-properties fo:color="#000000" fo:font-size="20pt" fo:font-style="normal" style:text-underline-style="none" fo:font-weight="bold" officeooo:rsid="0012cb40" officeooo:paragraph-rsid="0012cb40" style:font-size-asian="20pt" style:font-style-asian="normal" style:font-weight-asian="bold" style:font-size-complex="20pt" style:font-style-complex="normal" style:font-weight-complex="bold"/>
    </style:style>
    <style:style style:name="P6" style:family="paragraph" style:parent-style-name="Standard">
      <style:text-properties officeooo:rsid="0014851f" officeooo:paragraph-rsid="0014851f"/>
    </style:style>
    <style:style style:name="P7" style:family="paragraph" style:parent-style-name="Text_20_body">
      <style:text-properties officeooo:rsid="0014851f" officeooo:paragraph-rsid="0014851f"/>
    </style:style>
    <style:style style:name="P8" style:family="paragraph" style:parent-style-name="Text_20_body">
      <style:text-properties officeooo:rsid="0014851f" officeooo:paragraph-rsid="00166565"/>
    </style:style>
    <style:style style:name="P9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4851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s text:c="30"/>Version Control System <text:s text:c="62"/></text:span></text:p>
      <text:p text:style-name="P5"><draw:line text:anchor-type="paragraph" draw:z-index="0" draw:name="Shape1" draw:style-name="gr1" draw:text-style-name="P9" svg:x1="0.034cm" svg:y1="0.074cm" svg:x2="16.941cm" svg:y2="0.021cm"><text:p/></draw:line><text:span text:style-name="T1"/></text:p>
      <text:p text:style-name="P2">It is a software tools designed to help teams work in parallel.</text:p>
      <text:p text:style-name="P2"><text:span text:style-name="T2">if developer gives the client project and if client wnat modification so developer easly modifies that all code and get back to old one also.</text:span></text:p>
      <text:p text:style-name="P2"><text:span text:style-name="T2">Git is VCS.</text:span> </text:p>
      <text:p text:style-name="P6">There are <text:span text:style-name="T3">two</text:span> types of vcs .</text:p>
      <text:p text:style-name="P6">1)Centeral vcs-</text:p>
      <text:p text:style-name="P6"><text:s text:c="4"/>it is work on <text:span text:style-name="T3">Server</text:span></text:p>
      <text:p text:style-name="P6"><text:span text:style-name="T3"><text:s text:c="4"/></text:span><text:span text:style-name="T4">server down then we have two wait for it.</text:span></text:p>
      <text:p text:style-name="P6">2)distributed vcs-it work on local computer and server alos if server wil down then we can work on <text:s text:c="2"/>local repo.</text:p>
      <text:p text:style-name="P6">We can do add ,commit,push,pull operation on it</text:p>
      <text:p text:style-name="P4"><text:span text:style-name="T1"><text:s text:c="26"/>Git And GitHub <text:s text:c="39"/></text:span></text:p>
      <text:p text:style-name="P1"/>
      <text:p text:style-name="P7">Git is a version control system.</text:p>
      <text:p text:style-name="P8">Git is a popular version control system. </text:p>
      <text:p text:style-name="P8">It was created by Linus Torvalds in 2005</text:p>
      <text:p text:style-name="Text_20_body">Git helps you keep track of code changes.</text:p>
      <text:p text:style-name="Text_20_body">Git is used to collaborate on code.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22T09:52:50.820418028</meta:creation-date>
    <dc:date>2022-12-22T10:39:53.477390646</dc:date>
    <meta:editing-duration>PT16M32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16" meta:word-count="133" meta:character-count="871" meta:non-whitespace-character-count="583"/>
  </office:meta>
</office:document-meta>
</file>